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helvetica" officeooo:rsid="001e53ca" officeooo:paragraph-rsid="001e53ca"/>
    </style:style>
    <style:style style:name="P2" style:family="paragraph" style:parent-style-name="Standard" style:list-style-name="L1">
      <style:text-properties style:font-name="helvetica" officeooo:rsid="001fd2a9" officeooo:paragraph-rsid="001fd2a9"/>
    </style:style>
    <style:style style:name="P3" style:family="paragraph" style:parent-style-name="Standard" style:list-style-name="L2">
      <style:text-properties style:font-name="helvetica" officeooo:rsid="001fd2a9" officeooo:paragraph-rsid="001fd2a9"/>
    </style:style>
    <style:style style:name="P4" style:family="paragraph" style:parent-style-name="Standard" style:list-style-name="L3">
      <style:text-properties style:font-name="helvetica" officeooo:rsid="001fd2a9" officeooo:paragraph-rsid="001fd2a9"/>
    </style:style>
    <style:style style:name="P5" style:family="paragraph" style:parent-style-name="Standard">
      <style:text-properties style:font-name="helvetica" officeooo:rsid="001fd2a9" officeooo:paragraph-rsid="001fd2a9"/>
    </style:style>
    <style:style style:name="P6" style:family="paragraph" style:parent-style-name="Standard" style:list-style-name="L2">
      <style:text-properties style:font-name="helvetica" officeooo:rsid="0020838b" officeooo:paragraph-rsid="0020838b"/>
    </style:style>
    <style:style style:name="P7" style:family="paragraph" style:parent-style-name="Standard" style:list-style-name="L2">
      <style:text-properties style:font-name="helvetica" officeooo:rsid="00226d62" officeooo:paragraph-rsid="00226d62"/>
    </style:style>
    <style:style style:name="P8" style:family="paragraph" style:parent-style-name="Standard">
      <style:text-properties style:font-name="helvetica" officeooo:rsid="001e53ca" officeooo:paragraph-rsid="00238e68"/>
    </style:style>
    <style:style style:name="P9" style:family="paragraph" style:parent-style-name="Standard">
      <style:text-properties style:font-name="helvetica" fo:font-weight="bold" officeooo:rsid="00238e68" officeooo:paragraph-rsid="00238e68" style:font-weight-asian="bold" style:font-weight-complex="bold"/>
    </style:style>
    <style:style style:name="P10" style:family="paragraph" style:parent-style-name="Standard">
      <style:text-properties style:font-name="helvetica" fo:font-weight="normal" officeooo:rsid="00238e68" officeooo:paragraph-rsid="00238e68" style:font-weight-asian="normal" style:font-weight-complex="normal"/>
    </style:style>
    <style:style style:name="T1" style:family="text">
      <style:text-properties officeooo:rsid="001fd2a9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fd2a9"/>
    </style:style>
    <style:style style:name="T4" style:family="text">
      <style:text-properties style:text-position="super 58%" fo:font-weight="bold" officeooo:rsid="001fd2a9" style:font-weight-asian="bold" style:font-weight-complex="bold"/>
    </style:style>
    <style:style style:name="T5" style:family="text">
      <style:text-properties style:text-position="0% 100%"/>
    </style:style>
    <style:style style:name="T6" style:family="text">
      <style:text-properties officeooo:rsid="0020838b"/>
    </style:style>
    <style:style style:name="T7" style:family="text">
      <style:text-properties officeooo:rsid="00238e68"/>
    </style:style>
    <style:style style:name="T8" style:family="text">
      <style:text-properties fo:font-weight="bold" officeooo:rsid="001fd2a9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oject <text:span text:style-name="T7">activity progress</text:span> –<text:span text:style-name="T1"> </text:span><text:span text:style-name="T8">Thursday 20</text:span><text:span text:style-name="T4">th</text:span><text:span text:style-name="T8"> of July</text:span>: </text:p>
      <text:p text:style-name="P1"/>
      <text:p text:style-name="P1">Write up contract</text:p>
      <text:list xml:id="list8254488125259113395" text:style-name="L1">
        <text:list-item>
          <text:p text:style-name="P2">In progress, estimated elapsed time – two hours </text:p>
        </text:list-item>
      </text:list>
      <text:p text:style-name="P1">Set up git repository</text:p>
      <text:list xml:id="list6563710605235414242" text:style-name="L2">
        <text:list-item>
          <text:p text:style-name="P3"><text:span text:style-name="T6">In progress - </text:span>time elapsed – two hours</text:p>
          <text:list>
            <text:list-item>
              <text:p text:style-name="P6">Tasks left to complete:</text:p>
              <text:list>
                <text:list-item>
                  <text:p text:style-name="P6">Finish setting up push/pull functionality to the remote repository</text:p>
                </text:list-item>
                <text:list-item>
                  <text:p text:style-name="P7">Current blocker: figuring out the push/pull functionality to the remote repository</text:p>
                </text:list-item>
              </text:list>
            </text:list-item>
          </text:list>
        </text:list-item>
      </text:list>
      <text:p text:style-name="P1">Start proposal</text:p>
      <text:list xml:id="list7329502754033330424" text:style-name="L3">
        <text:list-item>
          <text:p text:style-name="P4">projected elapsed time – two hours</text:p>
        </text:list-item>
      </text:list>
      <text:p text:style-name="P5"/>
      <text:p text:style-name="P9">Friday 21<text:span text:style-name="T2">st</text:span> of July</text:p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0T12:39:28.973000000</meta:creation-date>
    <dc:date>2017-07-21T14:17:24.538000000</dc:date>
    <meta:editing-duration>PT3H34M7S</meta:editing-duration>
    <meta:editing-cycles>2</meta:editing-cycles>
    <meta:generator>LibreOffice/5.2.6.2$Windows_x86 LibreOffice_project/a3100ed2409ebf1c212f5048fbe377c281438fdc</meta:generator>
    <meta:document-statistic meta:table-count="0" meta:image-count="0" meta:object-count="0" meta:page-count="1" meta:paragraph-count="11" meta:word-count="69" meta:character-count="419" meta:non-whitespace-character-count="361"/>
  </office:meta>
</office:document-meta>
</file>